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Footnote">
      <style:text-properties fo:color="#000000" loext:opacity="100%" style:font-name="Liberation Sans" fo:font-size="10pt" fo:language="nl" fo:country="NL" officeooo:rsid="0b8e0034" officeooo:paragraph-rsid="109ec98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style:text-properties style:font-name="Liberation Sans" fo:font-size="10pt" officeooo:paragraph-rsid="109ec988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2" style:family="paragraph" style:parent-style-name="Footnote">
      <style:text-properties officeooo:paragraph-rsid="102c1a0f"/>
    </style:style>
    <style:style style:name="P53" style:family="paragraph" style:parent-style-name="Standard">
      <style:text-properties officeooo:paragraph-rsid="1044b2e0"/>
    </style:style>
    <style:style style:name="P54" style:family="paragraph" style:parent-style-name="Footnote">
      <style:text-properties officeooo:paragraph-rsid="1020b286"/>
    </style:style>
    <style:style style:name="P55" style:family="paragraph" style:parent-style-name="Standard">
      <style:text-properties officeooo:paragraph-rsid="104d50c8"/>
    </style:style>
    <style:style style:name="P56" style:family="paragraph" style:parent-style-name="Standard">
      <style:text-properties officeooo:paragraph-rsid="10656f7f"/>
    </style:style>
    <style:style style:name="P57" style:family="paragraph" style:parent-style-name="Standard">
      <style:text-properties officeooo:paragraph-rsid="106b703b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Footnote">
      <style:text-properties officeooo:paragraph-rsid="108e3d76"/>
    </style:style>
    <style:style style:name="P62" style:family="paragraph" style:parent-style-name="Standard">
      <style:text-properties officeooo:paragraph-rsid="101c0948"/>
    </style:style>
    <style:style style:name="P63" style:family="paragraph" style:parent-style-name="Standard">
      <style:text-properties officeooo:paragraph-rsid="1092a9da"/>
    </style:style>
    <style:style style:name="P64" style:family="paragraph" style:parent-style-name="Standard">
      <style:text-properties officeooo:paragraph-rsid="0c819a59"/>
    </style:style>
    <style:style style:name="P65" style:family="paragraph" style:parent-style-name="Standard">
      <style:text-properties officeooo:paragraph-rsid="0c8364eb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text-properties officeooo:paragraph-rsid="1104ef98"/>
    </style:style>
    <style:style style:name="P68" style:family="paragraph" style:parent-style-name="Standard">
      <style:text-properties officeooo:paragraph-rsid="1108b645"/>
    </style:style>
    <style:style style:name="P6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1" style:family="paragraph" style:parent-style-name="Standard" style:list-style-name="L1">
      <style:paragraph-properties fo:break-before="page"/>
      <style:text-properties officeooo:paragraph-rsid="0b0ddd8e"/>
    </style:style>
    <style:style style:name="P7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fo:font-style="normal" fo:font-weight="normal" officeooo:rsid="10a33e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4" style:family="text">
      <style:text-properties style:font-name="Liberation Sans" fo:font-size="12pt" style:text-underline-style="none" style:font-size-asian="12pt" style:font-size-complex="12pt"/>
    </style:style>
    <style:style style:name="T15" style:family="text">
      <style:text-properties style:font-name="Liberation Sans" fo:font-size="12pt" style:text-underline-style="none" officeooo:rsid="00bddfbe" style:font-size-asian="12pt" style:font-size-complex="12pt"/>
    </style:style>
    <style:style style:name="T16" style:family="text">
      <style:text-properties style:font-name="Liberation Sans" fo:font-size="12pt" style:text-underline-style="none" officeooo:rsid="1092a9da" style:font-size-asian="12pt" style:font-size-complex="12pt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2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34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" fo:font-size="12pt" style:font-size-asian="12pt" style:font-size-complex="12pt"/>
    </style:style>
    <style:style style:name="T158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9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0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6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officeooo:rsid="0f2e8f46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186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8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14" style:family="text">
      <style:text-properties officeooo:rsid="04473353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a33e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officeooo:rsid="0aace3cd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officeooo:rsid="0f8f58bd"/>
    </style:style>
    <style:style style:name="T241" style:family="text">
      <style:text-properties officeooo:rsid="0f95a7a0"/>
    </style:style>
    <style:style style:name="T242" style:family="text">
      <style:text-properties officeooo:rsid="1059a4a9"/>
    </style:style>
    <style:style style:name="T243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9"><text:span text:style-name="T136">C</text:span><text:span text:style-name="T135">hecklist voor </text:span><text:span text:style-name="T137">de installatie</text:span><text:span text:style-name="T135"> van </text:span><text:span text:style-name="T135"><text:user-field-get text:name="Distro">Ubuntu</text:user-field-get></text:span><text:span text:style-name="T135"><text:s/></text:span><text:span text:style-name="T141"><text:user-field-get text:name="Version">24.04 LTS</text:user-field-get></text:span><text:span text:style-name="T139"><text:note text:id="ftn1" text:note-class="footnote"><text:note-citation>1</text:note-citation><text:note-body><text:p text:style-name="P52"><text:span text:style-name="T228">D</text:span><text:span text:style-name="T219">eze </text:span><text:span text:style-name="T230"><text:user-field-get text:name="Distro">Ubuntu</text:user-field-get></text:span><text:span text:style-name="T221"><text:s/></text:span><text:span text:style-name="T231"><text:user-field-get text:name="Version">24.04 LTS</text:user-field-get></text:span><text:span text:style-name="T231"><text:s/>Desktop</text:span><text:span text:style-name="T219"> van april</text:span><text:span text:style-name="T222"> </text:span><text:span text:style-name="T232"><text:user-field-get text:name="Releaseyear">2024</text:user-field-get></text:span><text:span text:style-name="T223"><text:s/></text:span><text:span text:style-name="T228">is een zogenaamde </text:span><text:span text:style-name="T219">LTS-</text:span><text:span text:style-name="T228">versie</text:span><text:span text:style-name="T219"> </text:span><text:span text:style-name="T228">(</text:span><text:span text:style-name="T219">staat voor Long-Term Support, </text:span><text:span text:style-name="T220">langetermijnondersteuning</text:span><text:span text:style-name="T228">)</text:span><text:span text:style-name="T220"> </text:span><text:span text:style-name="T229">en</text:span><text:span text:style-name="T223"> </text:span><text:span text:style-name="T219">wordt gedurende 5 jaar ondersteund tot april 202</text:span><text:span text:style-name="T227">9</text:span><text:span text:style-name="T219">, en met een </text:span><text:span text:style-name="T226">gratis persoonlijk </text:span><text:span text:style-name="T219">Ubuntu </text:span><text:span text:style-name="T224">P</text:span><text:span text:style-name="T219">ro-abonnement gedurende 1</text:span><text:span text:style-name="T225">0</text:span><text:span text:style-name="T219"> jaar tot april 203</text:span><text:span text:style-name="T227">4</text:span><text:span text:style-name="T219">.</text:span></text:p></text:note-body></text:note></text:span><text:span text:style-name="T140"><text:s/></text:span><text:span text:style-name="T142">Desktop</text:span><text:span text:style-name="T138">.</text:span></text:p>
      <text:p text:style-name="P62"/>
      <text:p text:style-name="P10"/>
      <text:p text:style-name="P58">Vul het tekstvak achter &lt;...&gt; in</text:p>
      <text:p text:style-name="P3"><text:span text:style-name="T21">&lt;</text:span><text:span text:style-name="T211">g</text:span><text:span text:style-name="T11">ebruiker</text:span><text:span text:style-name="T21">&gt;</text:span><text:span text:style-name="T209"><text:tab/></text:span><text:span text:style-name="T213"> </text:span><text:span text:style-name="T212"><text:tab/><text:tab/><text:tab/></text:span><text:span text:style-name="T196"><draw:control text:anchor-type="as-char" svg:y="-0.4cm" draw:z-index="12" draw:name="Gebruiker 2" draw:style-name="gr2" draw:text-style-name="P77" svg:width="6.002cm" svg:height="0.5cm" draw:control="control11"><svg:title>Gebruiker</svg:title><svg:desc>Volledige naam, bijv. Jan Stek</svg:desc></draw:control></text:span><text:span text:style-name="T196"><text:tab/></text:span><text:span text:style-name="T197">b</text:span><text:span text:style-name="T191">ijv</text:span><text:span text:style-name="T193">.</text:span><text:span text:style-name="T191"> </text:span><text:span text:style-name="T194">J</text:span><text:span text:style-name="T195">a</text:span><text:span text:style-name="T194">n </text:span><text:span text:style-name="T195">Jansen</text:span></text:p>
      <text:p text:style-name="P57"><text:span text:style-name="T210">&lt;g</text:span><text:span text:style-name="T14">ebruikersnaam&gt;<text:tab/></text:span><text:span text:style-name="T188"><draw:control text:anchor-type="as-char" svg:y="-0.4cm" draw:z-index="13" draw:name="Gberuikersnaam 3" draw:style-name="gr2" draw:text-style-name="P77" svg:width="6.002cm" svg:height="0.5cm" draw:control="control12"><svg:title>Gebruikersnaam</svg:title><svg:desc>Korte naam, bijv. jan</svg:desc></draw:control></text:span><text:span text:style-name="T188"><text:tab/></text:span><text:span text:style-name="T197">b</text:span><text:span text:style-name="T189">ijv</text:span><text:span text:style-name="T190">.</text:span><text:span text:style-name="T4"> </text:span><text:span text:style-name="T154">j</text:span><text:span text:style-name="T155">a</text:span><text:span text:style-name="T154">n</text:span></text:p>
      <text:p text:style-name="P2"><text:span text:style-name="T14">&lt;</text:span><text:span text:style-name="T16">computernaam</text:span><text:span text:style-name="T14">&gt;</text:span><text:span text:style-name="T198"><text:tab/><text:tab/></text:span><text:span text:style-name="T2"><draw:control text:anchor-type="as-char" svg:y="-0.4cm" draw:z-index="14" draw:name="Computernaam 1" draw:style-name="gr2" draw:text-style-name="P77" svg:width="6.002cm" svg:height="0.5cm" draw:control="control13"><svg:title>Computernaam</svg:title><svg:desc>Unieke naam van de computer</svg:desc></draw:control></text:span><text:span text:style-name="T2"> <text:tab/></text:span><text:span text:style-name="T197">b</text:span><text:span text:style-name="T191">ijv</text:span><text:span text:style-name="T193">.</text:span><text:span text:style-name="T199"> </text:span><text:span text:style-name="T202">pc02</text:span></text:p>
      <text:p text:style-name="P3"><text:span text:style-name="T203">&lt;</text:span><text:span text:style-name="T205">g</text:span><text:span text:style-name="T203">ebruiker&gt;</text:span><text:span text:style-name="T201"><text:tab/></text:span><text:span text:style-name="T212"> <text:tab/><text:tab/><text:tab/></text:span><text:span text:style-name="T196"><draw:control text:anchor-type="as-char" svg:y="-0.4cm" draw:z-index="15" draw:name="Gebruiker 3" draw:style-name="gr2" draw:text-style-name="P77" svg:width="6.002cm" svg:height="0.5cm" draw:control="control14"><svg:title>Gebruiker</svg:title><svg:desc>Volledige naam, bijv. Jan Stek</svg:desc></draw:control></text:span><text:span text:style-name="T196"><text:tab/></text:span><text:span text:style-name="T197">e</text:span><text:span text:style-name="T192">v</text:span><text:span text:style-name="T193">t.</text:span><text:span text:style-name="T192"> extra gebruikers</text:span></text:p>
      <text:p text:style-name="P63"><text:span text:style-name="T203">&lt;</text:span><text:span text:style-name="T205">g</text:span><text:span text:style-name="T203">ebruiker</text:span><text:span text:style-name="T206">sn</text:span><text:span text:style-name="T204">aa</text:span><text:span text:style-name="T206">m</text:span><text:span text:style-name="T203">&gt;<text:tab/></text:span><text:span text:style-name="T188"><draw:control text:anchor-type="as-char" svg:y="-0.4cm" draw:z-index="16" draw:name="Gberuikersnaam 4" draw:style-name="gr2" draw:text-style-name="P77" svg:width="6.002cm" svg:height="0.5cm" draw:control="control15"><svg:title>Gebruikersnaam</svg:title><svg:desc>Korte naam, bijv. jan</svg:desc></draw:control></text:span><text:span text:style-name="T188"><text:tab/></text:span><text:span text:style-name="T200">e</text:span><text:span text:style-name="T207">v</text:span><text:span text:style-name="T208">t.</text:span><text:span text:style-name="T207"> extra gebruikers</text:span></text:p>
      <text:p text:style-name="P60"><text:span text:style-name="T243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21">Nog niet op Linux?</text:span></text:span><text:span text:style-name="T146"><text:tab/></text:span><text:span text:style-name="T150">G</text:span><text:span text:style-name="T147">ebruik </text:span><text:span text:style-name="Strong_20_Emphasis"><text:span text:style-name="T151">Checklist </text:span></text:span><text:span text:style-name="Strong_20_Emphasis"><text:span text:style-name="T152">overzetten</text:span></text:span><text:span text:style-name="T147"> op </text:span><text:a xlink:type="simple" xlink:href="https://karelzimer.nl/nl" text:style-name="Internet_20_link" text:visited-style-name="Visited_20_Internet_20_Link"><text:span text:style-name="Internet_20_link"><text:span text:style-name="T6">karelzimmer.nl/nl</text:span></text:span></text:a><text:span text:style-name="T149">.</text:span></text:p>
      <text:p text:style-name="P24"><text:span text:style-name="Strong_20_Emphasis"><text:span text:style-name="T123">Nieuwe installatie?</text:span></text:span><text:span text:style-name="T118"><text:tab/></text:span><text:span text:style-name="T120">B</text:span><text:span text:style-name="T118">egin bij hoofdstuk </text:span><text:span text:style-name="Strong_20_Emphasis"><text:span text:style-name="T123"><text:bookmark-ref text:reference-format="page" text:ref-name="__RefNumPara__4009_1271708128">2</text:bookmark-ref></text:span></text:span><text:span text:style-name="Strong_20_Emphasis"><text:span text:style-name="T123"><text:s text:c="2"/></text:span></text:span><text:span text:style-name="Strong_20_Emphasis"><text:span text:style-name="T124"><text:bookmark-ref text:reference-format="text" text:ref-name="__RefNumPara__4009_1271708128">Installatie uitvoeren</text:bookmark-ref></text:span></text:span><text:span text:style-name="T119">.</text:span></text:p>
      <text:p text:style-name="P16"/>
      <text:p text:style-name="P16"/>
      <text:list text:style-name="L1">
        <text:list-item>
          <text:p text:style-name="P72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64"><draw:control text:anchor-type="as-char" draw:z-index="5" draw:name="Vorm3_0" draw:style-name="gr1" draw:text-style-name="P7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64"><draw:control text:anchor-type="as-char" draw:z-index="8" draw:name="Vorm3_ 2" draw:style-name="gr1" draw:text-style-name="P7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1">Aanmelden als </text:span><text:span text:style-name="T9">&lt;</text:span><text:span text:style-name="T10">gebruiker&gt;</text:span><text:span text:style-name="T9"><text:note text:id="ftn2" text:note-class="footnote"><text:note-citation>2</text:note-citation><text:note-body><text:p text:style-name="P35"><text:span text:style-name="T84">E</text:span><text:span text:style-name="T95">v</text:span><text:span text:style-name="T96">en</text:span><text:span text:style-name="T98">t</text:span><text:span text:style-name="T99">uele </text:span><text:span text:style-name="T100">extra </text:span><text:span text:style-name="T102">gebruikers</text:span><text:span text:style-name="T100"> aanmelden </text:span><text:span text:style-name="T101">en dezelfde stappen uitvoeren</text:span><text:span text:style-name="T97">.</text:span></text:p></text:note-body></text:note></text:span><text:span text:style-name="T42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4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66"><draw:control text:anchor-type="as-char" draw:z-index="17" draw:name="Vorm4" draw:style-name="gr1" draw:text-style-name="P7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67"><text:span text:style-name="T61">T</text:span><text:span text:style-name="T49">yp </text:span><text:span text:style-name="User_20_Entry"><text:span text:style-name="T25">term</text:span></text:span><text:span text:style-name="T62"> </text:span><text:span text:style-name="T61">op het activiteitenoverzicht</text:span><text:span text:style-name="T117"><text:note text:id="ftn3" text:note-class="footnote"><text:note-citation>3</text:note-citation><text:note-body><text:p text:style-name="P8">Druk op de Super (Windows/command/vergrootglas) toets of klik in de linkerbovenhoek.</text:p></text:note-body></text:note></text:span><text:span text:style-name="T61"> </text:span><text:span text:style-name="T52">e</text:span><text:span text:style-name="T44">n </text:span><text:span text:style-name="T50">k</text:span><text:span text:style-name="T44">lik op het </text:span><text:span text:style-name="Strong_20_Emphasis"><text:span text:style-name="T75">Terminalvenster</text:span></text:span><text:span text:style-name="Strong_20_Emphasis"><text:span text:style-name="T63">-</text:span></text:span><text:span text:style-name="Strong_20_Emphasis"><text:span text:style-name="T44">pictogram</text:span></text:span><text:span text:style-name="Strong_20_Emphasis"><text:span text:style-name="T53">.</text:span></text:span><text:span text:style-name="Strong_20_Emphasis"><text:span text:style-name="T45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3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5"> de </text:span><text:span text:style-name="T59">volgende </text:span><text:span text:style-name="T46">twee </text:span><text:span text:style-name="T45">opdrachten, ieder gevolgd door de </text:span><text:span text:style-name="T27">Enter</text:span><text:span text:style-name="T44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3"><text:span text:style-name="User_20_Entry"><text:span text:style-name="T23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3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47">olg </text:span><text:span text:style-name="T4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5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66"><draw:control text:anchor-type="as-char" draw:z-index="18" draw:name="Vorm 3" draw:style-name="gr1" draw:text-style-name="P76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66"><draw:control text:anchor-type="as-char" draw:z-index="19" draw:name="Vorm 4" draw:style-name="gr1" draw:text-style-name="P76" svg:width="0.35cm" svg:height="0.35cm" draw:control="control18"/></text:span></text:p>
          </table:table-cell>
          <table:table-cell table:style-name="_31_._5f_Installatie_5f_voorbereiden.D9" office:value-type="string">
            <text:p text:style-name="P68"><text:span text:style-name="T61">T</text:span><text:span text:style-name="T49">yp </text:span><text:span text:style-name="User_20_Entry"><text:span text:style-name="T26">menu</text:span></text:span><text:span text:style-name="T62"> </text:span><text:span text:style-name="T61">op het activiteitenoverzicht </text:span><text:span text:style-name="T52">e</text:span><text:span text:style-name="T44">n </text:span><text:span text:style-name="T50">k</text:span><text:span text:style-name="T44">lik op het </text:span><text:span text:style-name="Strong_20_Emphasis"><text:span text:style-name="T30">Installatiem</text:span></text:span><text:span text:style-name="Strong_20_Emphasis"><text:span text:style-name="T31">enu</text:span></text:span><text:span text:style-name="Strong_20_Emphasis"><text:span text:style-name="T63">-</text:span></text:span><text:span text:style-name="Strong_20_Emphasis"><text:span text:style-name="T44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3"/></text:p>
          </table:table-cell>
          <table:table-cell table:style-name="_31_._5f_Installatie_5f_voorbereiden.A1" office:value-type="string">
            <text:p text:style-name="P40"><text:span text:style-name="T43"/></text:p>
          </table:table-cell>
          <table:table-cell table:style-name="_31_._5f_Installatie_5f_voorbereiden.D10" office:value-type="string">
            <text:p text:style-name="P48"><text:span text:style-name="T57">Selecteer</text:span><text:span text:style-name="T48"> </text:span><text:span text:style-name="Strong_20_Emphasis"><text:span text:style-name="T32">1</text:span></text:span><text:span text:style-name="T68"> </text:span><text:span text:style-name="T69">Installatie voorbereiden</text:span><text:span text:style-name="T5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47">olg </text:span><text:span text:style-name="T48">de aanwijzingen op het scherm.</text:span></text:p>
          </table:table-cell>
        </table:table-row>
      </table:table>
      <text:p text:style-name="P64"/>
      <text:list text:continue-numbering="true" text:style-name="L1">
        <text:list-item>
          <text:p text:style-name="P71"><text:bookmark-start text:name="__RefNumPara__4009_1271708128"/><text:span text:style-name="Strong_20_Emphasis"><text:span text:style-name="T15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66"><draw:control text:anchor-type="as-char" draw:z-index="2" draw:name="Vorm9" draw:style-name="gr1" draw:text-style-name="P7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5"><text:span text:style-name="T157">Start de computer op vanaf</text:span><text:span text:style-name="T157"><text:note text:id="ftn4" text:note-class="footnote"><text:note-citation>1</text:note-citation><text:note-body><text:p text:style-name="P61"><text:span text:style-name="T106">B</text:span><text:span text:style-name="T107">ootmenu/</text:span><text:span text:style-name="T106">S</text:span><text:span text:style-name="T107">etup</text:span><text:span text:style-name="T105"> via </text:span><text:span text:style-name="T103">é</text:span><text:span text:style-name="T104">é</text:span><text:span text:style-name="T106">n van de </text:span><text:span text:style-name="T108">Veelgebruikte toetsen:</text:span><text:span text:style-name="T109"> </text:span><text:span text:style-name="T114">Esc</text:span><text:span text:style-name="T109">, </text:span><text:span text:style-name="T114">Delete</text:span><text:span text:style-name="T109">, </text:span><text:span text:style-name="T114">F1</text:span><text:span text:style-name="T109">, </text:span><text:span text:style-name="T114">F2</text:span><text:span text:style-name="T109">, </text:span><text:span text:style-name="T114">F9</text:span><text:span text:style-name="T109">, </text:span><text:span text:style-name="T114">F10</text:span><text:span text:style-name="T109">, </text:span><text:span text:style-name="T114">F11</text:span><text:span text:style-name="T109">, of </text:span><text:span text:style-name="T114">F12</text:span></text:p></text:note-body></text:note></text:span><text:span text:style-name="T157"> </text:span><text:span text:style-name="T161">een </text:span><text:span text:style-name="T143"><text:user-field-get text:name="Distro">Ubuntu</text:user-field-get></text:span><text:span text:style-name="T156"><text:s/></text:span><text:span text:style-name="T144"><text:user-field-get text:name="Version">24.04 LTS</text:user-field-get></text:span><text:span text:style-name="T144"><text:s/></text:span><text:span text:style-name="T145">Desktop</text:span><text:span text:style-name="T78"> </text:span><text:span text:style-name="T79">L</text:span><text:span text:style-name="T80">ive</text:span><text:span text:style-name="T80"><text:note text:id="ftn5" text:note-class="footnote"><text:note-citation>2</text:note-citation><text:note-body><text:p text:style-name="P47"><text:span text:style-name="T214">Vanaf ee</text:span>n <text:span text:style-name="T241">L</text:span>ive <text:span text:style-name="T240">USB</text:span><text:span text:style-name="T218">-stick</text:span><text:span text:style-name="T19"> </text:span>kunt <text:span text:style-name="T214">u opstarten en</text:span> <text:span text:style-name="T17">met </text:span><text:span text:style-name="T162"><text:user-field-get text:name="Distro">Ubuntu</text:user-field-get></text:span><text:span text:style-name="T162"><text:s/></text:span>werken zonder enige bestanden op de harde schijf te wijzigen en maakt ook installatie van <text:span text:style-name="T162"><text:user-field-get text:name="Distro">Ubuntu</text:user-field-get></text:span><text:span text:style-name="T162"><text:s/></text:span>mogelijk.</text:p></text:note-body></text:note></text:span><text:span text:style-name="T80"> </text:span><text:span text:style-name="T83">USB</text:span><text:span text:style-name="T81">-stick</text:span><text:span text:style-name="T81"><text:note text:id="ftn6" text:note-class="footnote"><text:note-citation>3</text:note-citation><text:note-body><text:p text:style-name="P54"><text:span text:style-name="T93">Maak een opstartbare USB-stick</text:span><text:span text:style-name="T90">:</text:span><text:span text:style-name="Strong_20_Emphasis"><text:span text:style-name="T115"><text:line-break/></text:span></text:span><text:span text:style-name="T85">Download </text:span><text:span text:style-name="T86">een </text:span><text:span text:style-name="Sterk_20_accent_20_voetnoot"><text:span text:style-name="T35"><text:user-field-get text:name="Distro">Ubuntu</text:user-field-get></text:span></text:span><text:span text:style-name="Sterk_20_accent_20_voetnoot"><text:span text:style-name="T35"><text:s/>Desktop </text:span></text:span><text:span text:style-name="Sterk_20_accent_20_voetnoot"><text:span text:style-name="T35"><text:user-field-get text:name="Version">24.04 LTS</text:user-field-get></text:span></text:span><text:span text:style-name="T94"><text:s/></text:span><text:span text:style-name="T88">i</text:span><text:span text:style-name="T92">mage</text:span><text:span text:style-name="T88"> </text:span><text:span text:style-name="T87">vanaf </text:span><text:a xlink:type="simple" xlink:href="https://ubuntu.com/" text:style-name="Internet_20_link" text:visited-style-name="Visited_20_Internet_20_Link"><text:span text:style-name="T216">ubuntu.com</text:span></text:a><text:span text:style-name="T87">.</text:span><text:span text:style-name="Strong_20_Emphasis"><text:span text:style-name="T116"><text:line-break/></text:span></text:span><text:span text:style-name="T89">De </text:span><text:span text:style-name="T91">ver</text:span><text:span text:style-name="T89">volgstappen staan beschreven in </text:span><text:span text:style-name="Sterk_20_accent_20_voetnoot"><text:span text:style-name="T34">Linux informatie</text:span></text:span><text:span text:style-name="T89">, te vinden op </text:span><text:a xlink:type="simple" xlink:href="https://karelzimmer.nl/nl" text:style-name="Internet_20_link" text:visited-style-name="Visited_20_Internet_20_Link"><text:span text:style-name="T217">karelzimmer.nl/nl</text:span></text:a><text:span text:style-name="T89">.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3"/></text:span></text:p>
          </table:table-cell>
          <table:table-cell table:style-name="_32_._5f_Installatie_5f_uitvoeren.C2" office:value-type="string">
            <text:p text:style-name="P13"><text:span text:style-name="T57">Selecteer</text:span><text:span text:style-name="T39"> </text:span><text:span text:style-name="Strong_20_Emphasis"><text:span text:style-name="T74">Try or Install Ubuntu</text:span></text:span><text:span text:style-name="T37"> </text:span><text:span text:style-name="T40">en druk op </text:span><text:span text:style-name="T45">de </text:span><text:span text:style-name="T28">Enter</text:span><text:span text:style-name="T44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6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58">Kies</text:span><text:span text:style-name="T159"> </text:span><text:span text:style-name="Strong_20_Emphasis"><text:span text:style-name="T163">Nederlands</text:span></text:span><text:span text:style-name="T159"> en klik</text:span><text:span text:style-name="T160"> </text:span><text:span text:style-name="T159">op</text:span><text:span text:style-name="T158"> </text:span><text:span text:style-name="Strong_20_Emphasis"><text:span text:style-name="T134">Next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6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72">Bij</text:span><text:span text:style-name="T165"> </text:span><text:span text:style-name="Strong_20_Emphasis"><text:span text:style-name="T175">Kies uw toetsenbordindeling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42">variant</text:span> <text:span text:style-name="Strong_20_Emphasis">Engels (VS, internationaal, met doede toetsen)</text:span><text:span text:style-name="T159"> en klik</text:span><text:span text:style-name="T160"> </text:span><text:span text:style-name="T159">op</text:span><text:span text:style-name="T158"> </text:span><text:span text:style-name="Strong_20_Emphasis"><text:span text:style-name="T134">Next</text:span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6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72">Bij</text:span><text:span text:style-name="T165"> </text:span><text:span text:style-name="Strong_20_Emphasis"><text:span text:style-name="T176">What apps would you like to install to start with?</text:span></text:span><text:span text:style-name="T176"> kies </text:span><text:span text:style-name="Strong_20_Emphasis"><text:span text:style-name="T176">Extended selection</text:span></text:span><text:span text:style-name="T177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77">klik</text:span><text:span text:style-name="T178"> </text:span><text:span text:style-name="T177">op</text:span><text:span text:style-name="T179"> </text:span><text:span text:style-name="Strong_20_Emphasis"><text:span text:style-name="T184">Next</text:span>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6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72">Bij</text:span><text:span text:style-name="T165"> </text:span><text:span text:style-name="Strong_20_Emphasis"><text:span text:style-name="T173">Create your account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9"><text:span text:style-name="T171">V</text:span><text:span text:style-name="T166">ul </text:span><text:span text:style-name="T167">in </text:span><text:span text:style-name="Strong_20_Emphasis"><text:span text:style-name="T173">Your</text:span></text:span><text:span text:style-name="Strong_20_Emphasis"><text:span text:style-name="T168"> n</text:span></text:span><text:span text:style-name="Strong_20_Emphasis"><text:span text:style-name="T169">am</text:span></text:span><text:span text:style-name="Strong_20_Emphasis"><text:span text:style-name="T173">e</text:span></text:span><text:span text:style-name="T169"> </text:span><text:span text:style-name="T12">&lt;</text:span><text:span text:style-name="T13">gebruiker&gt;</text:span><text:span text:style-name="T180">, </text:span><text:span text:style-name="Strong_20_Emphasis"><text:span text:style-name="T186"><text:line-break/></text:span></text:span><text:span text:style-name="Strong_20_Emphasis"><text:span text:style-name="T173">You</text:span></text:span><text:span text:style-name="Strong_20_Emphasis"><text:span text:style-name="T185">r</text:span></text:span><text:span text:style-name="Strong_20_Emphasis"><text:span text:style-name="T168"> </text:span></text:span><text:span text:style-name="Strong_20_Emphasis"><text:span text:style-name="T170">computer</text:span></text:span><text:span text:style-name="Strong_20_Emphasis"><text:span text:style-name="T183">'s </text:span></text:span><text:span text:style-name="Strong_20_Emphasis"><text:span text:style-name="T182">name</text:span></text:span><text:span text:style-name="T15"> &lt;computernaam&gt;</text:span><text:span text:style-name="T169">,</text:span><text:span text:style-name="Strong_20_Emphasis"><text:span text:style-name="T187"><text:line-break/></text:span></text:span><text:span text:style-name="Strong_20_Emphasis"><text:span text:style-name="T174">Your username</text:span></text:span><text:span text:style-name="T169"> &lt;</text:span><text:span text:style-name="T15">gebruikersnaam&gt;</text:span><text:span text:style-name="T169">,</text:span><text:span text:style-name="Strong_20_Emphasis"><text:span text:style-name="T187"><text:line-break/></text:span></text:span><text:span text:style-name="T181">g</text:span><text:span text:style-name="T164">eef tweemaal een </text:span><text:span text:style-name="Strong_20_Emphasis"><text:span text:style-name="T164">wachtwoord</text:span></text:span><text:span text:style-name="T177"> en klik</text:span><text:span text:style-name="T178"> </text:span><text:span text:style-name="T177">op</text:span><text:span text:style-name="T179"> </text:span><text:span text:style-name="Strong_20_Emphasis"><text:span text:style-name="T184">Next</text:span></text:span><text:span text:style-name="T179">.</text:span></text:p>
          </table:table-cell>
        </table:table-row>
      </table:table>
      <text:p text:style-name="P27"><text:span text:style-name="Strong_20_Emphasis"><text:span text:style-name="T67"/></text:span></text:p>
      <text:list text:continue-numbering="true" text:style-name="L1">
        <text:list-item>
          <text:p text:style-name="P70"><text:span text:style-name="Strong_20_Emphasis"><text:span text:style-name="T76">Installatie </text:span></text:span><text:span text:style-name="Strong_20_Emphasis"><text:span text:style-name="T77">afronden</text:span></text:span></text:p>
        </text:list-item>
      </text:list>
      <text:p text:style-name="P28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6"><draw:control text:anchor-type="as-char" draw:z-index="3" draw:name="Vorm24" draw:style-name="gr1" draw:text-style-name="P7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6"><text:span text:style-name="T38">Aanmelden als </text:span><text:span text:style-name="T7">&lt;</text:span><text:span text:style-name="T8">gebruiker&gt;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6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66"><draw:control text:anchor-type="as-char" draw:z-index="20" draw:name="Vorm 5" draw:style-name="gr1" draw:text-style-name="P7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67"><text:span text:style-name="T61">T</text:span><text:span text:style-name="T49">yp </text:span><text:span text:style-name="User_20_Entry"><text:span text:style-name="T25">term</text:span></text:span><text:span text:style-name="T62"> </text:span><text:span text:style-name="T61">op het activiteitenoverzicht</text:span><text:span text:style-name="T117"><text:note text:id="ftn7" text:note-class="footnote"><text:note-citation>1</text:note-citation><text:note-body><text:p text:style-name="P26"><text:span text:style-name="T133">Druk op de Super (Windows/command/vergrootglas) toets of klik in de linkerbovenhoek.</text:span><text:span text:style-name="T133"/></text:p></text:note-body></text:note></text:span><text:span text:style-name="T61"> </text:span><text:span text:style-name="T52">e</text:span><text:span text:style-name="T44">n </text:span><text:span text:style-name="T50">k</text:span><text:span text:style-name="T44">lik op het </text:span><text:span text:style-name="Strong_20_Emphasis"><text:span text:style-name="T75">Terminalvenster</text:span></text:span><text:span text:style-name="Strong_20_Emphasis"><text:span text:style-name="T63">-</text:span></text:span><text:span text:style-name="Strong_20_Emphasis"><text:span text:style-name="T44">pictogram</text:span></text:span><text:span text:style-name="Strong_20_Emphasis"><text:span text:style-name="T53">.</text:span></text:span><text:span text:style-name="Strong_20_Emphasis"><text:span text:style-name="T45"> 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3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T45"> de </text:span><text:span text:style-name="T60">volgende </text:span><text:span text:style-name="T46">twee </text:span><text:span text:style-name="T45">opdrachten, ieder gevolgd door de </text:span><text:span text:style-name="T29">Enter</text:span><text:span text:style-name="T44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3"><text:span text:style-name="User_20_Entry"><text:span text:style-name="T23">wget karelzimmer.nl/</text:span></text:span><text:span text:style-name="User_20_Entry"><text:span text:style-name="T113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3"><text:span text:style-name="User_20_Entry"><text:span text:style-name="T23">bash </text:span></text:span><text:span text:style-name="User_20_Entry"><text:span text:style-name="T24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47">olg </text:span><text:span text:style-name="T48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66"><draw:control text:anchor-type="as-char" draw:z-index="21" draw:name="Vorm 7" draw:style-name="gr1" draw:text-style-name="P7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68"><text:span text:style-name="T61">T</text:span><text:span text:style-name="T49">yp </text:span><text:span text:style-name="User_20_Entry"><text:span text:style-name="T26">menu</text:span></text:span><text:span text:style-name="T62"> </text:span><text:span text:style-name="T61">op het activiteitenoverzicht </text:span><text:span text:style-name="T52">e</text:span><text:span text:style-name="T44">n </text:span><text:span text:style-name="T50">k</text:span><text:span text:style-name="T44">lik op het </text:span><text:span text:style-name="Strong_20_Emphasis"><text:span text:style-name="T30">Installatiem</text:span></text:span><text:span text:style-name="Strong_20_Emphasis"><text:span text:style-name="T31">enu</text:span></text:span><text:span text:style-name="Strong_20_Emphasis"><text:span text:style-name="T63">-</text:span></text:span><text:span text:style-name="Strong_20_Emphasis"><text:span text:style-name="T44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3"/></text:span></text:p>
          </table:table-cell>
          <table:table-cell table:style-name="_33_._5f_Installatie_5f_afronden.C12" office:value-type="string">
            <text:p text:style-name="P49"><text:span text:style-name="T57">Selecteer</text:span><text:span text:style-name="T51"> </text:span><text:span text:style-name="Strong_20_Emphasis"><text:span text:style-name="T33">3</text:span></text:span><text:span text:style-name="T70"> </text:span><text:span text:style-name="T71">Installatie</text:span><text:span text:style-name="T72"> </text:span><text:span text:style-name="T73">afronden</text:span><text:span text:style-name="T56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47">olg </text:span><text:span text:style-name="T48">de aanwijzingen op het scherm.</text:span></text:p>
          </table:table-cell>
        </table:table-row>
      </table:table>
      <text:p text:style-name="P28"><text:span text:style-name="Strong_20_Emphasis"><text:span text:style-name="T38"/></text:span></text:p>
      <text:list text:continue-numbering="true" text:style-name="L1">
        <text:list-item>
          <text:p text:style-name="P73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66"><draw:control text:anchor-type="as-char" draw:z-index="4" draw:name="Vorm40_0" draw:style-name="gr1" draw:text-style-name="P76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66"><draw:control text:anchor-type="as-char" draw:z-index="9" draw:name="Vorm40_ 1" draw:style-name="gr1" draw:text-style-name="P76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38">Aanmelden als </text:span><text:span text:style-name="T7">&lt;</text:span><text:span text:style-name="T8">gebruiker&gt;</text:span><text:span text:style-name="T54"><text:note text:id="ftn8" text:note-class="footnote"><text:note-citation>1</text:note-citation><text:note-body><text:p text:style-name="P36"><text:span text:style-name="T110">E</text:span><text:span text:style-name="T112">ventuele extra </text:span><text:span text:style-name="T239">gebruiker</text:span><text:span text:style-name="T111">s </text:span><text:span text:style-name="T112">aanmelden en dezelfde stappen uitvoeren.</text:span></text:p></text:note-body></text:note></text:span><text:span text:style-name="T38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65"><draw:control text:anchor-type="as-char" draw:z-index="11" draw:name="Vorm13_ 1" draw:style-name="gr1" draw:text-style-name="P76" svg:width="0.35cm" svg:height="0.35cm" draw:control="control10"/></text:span></text:span></text:p>
          </table:table-cell>
          <table:table-cell table:style-name="Tabel2.D2" office:value-type="string">
            <text:p text:style-name="P59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66"><draw:control text:anchor-type="as-char" draw:z-index="22" draw:name="Vorm 8" draw:style-name="gr1" draw:text-style-name="P76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66"><draw:control text:anchor-type="as-char" draw:z-index="23" draw:name="Vorm 9" draw:style-name="gr1" draw:text-style-name="P76" svg:width="0.35cm" svg:height="0.35cm" draw:control="control22"/></text:span></text:span></text:p>
          </table:table-cell>
          <table:table-cell table:style-name="Tabel2.D5" office:value-type="string">
            <text:p text:style-name="P68"><text:span text:style-name="T61">T</text:span><text:span text:style-name="T49">yp </text:span><text:span text:style-name="User_20_Entry"><text:span text:style-name="T26">menu</text:span></text:span><text:span text:style-name="T62"> </text:span><text:span text:style-name="T61">op het activiteitenoverzicht </text:span><text:span text:style-name="T52">e</text:span><text:span text:style-name="T44">n </text:span><text:span text:style-name="T50">k</text:span><text:span text:style-name="T44">lik op het </text:span><text:span text:style-name="Strong_20_Emphasis"><text:span text:style-name="T30">Installatiem</text:span></text:span><text:span text:style-name="Strong_20_Emphasis"><text:span text:style-name="T31">enu</text:span></text:span><text:span text:style-name="Strong_20_Emphasis"><text:span text:style-name="T63">-</text:span></text:span><text:span text:style-name="Strong_20_Emphasis"><text:span text:style-name="T44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2"><text:span text:style-name="T57">Selecteer</text:span><text:span text:style-name="T51"> </text:span><text:span text:style-name="Strong_20_Emphasis"><text:span text:style-name="T33">4</text:span></text:span><text:span text:style-name="T70"> </text:span><text:span text:style-name="T58">Gebruiker inrichten</text:span><text:span text:style-name="T56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47">olg </text:span><text:span text:style-name="T48">de aanwijzingen op het scherm.</text:span></text:p>
          </table:table-cell>
        </table:table-row>
      </table:table>
      <text:p text:style-name="P11"><text:span text:style-name="Strong_20_Emphasis"><text:span text:style-name="T55"/></text:span></text:p>
      <text:p text:style-name="P22"/>
      <text:p text:style-name="P23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T131"><text:user-field-get text:name="Distro">Ubuntu</text:user-field-get></text:span><text:span text:style-name="T129"><text:s/></text:span><text:span text:style-name="T130"><text:user-field-get text:name="Version">24.04 LTS</text:user-field-get></text:span><text:span text:style-name="T130"><text:s/></text:span><text:span text:style-name="T132">Desktop</text:span><text:span text:style-name="T36"> </text:span><text:span text:style-name="T127">is voltooid.</text:span></text:p>
      <text:p text:style-name="P4"/>
      <text:list text:style-name="L2">
        <text:list-header>
          <text:p text:style-name="P74"><text:span text:style-name="T234">Geschreven door </text:span><text:a xlink:type="simple" xlink:href="mailto:info@karelzimmer.nl?subject=Checklist%20installatie%20Linux" text:style-name="Internet_20_link" text:visited-style-name="Visited_20_Internet_20_Link"><text:span text:style-name="T235">Karel Zimmer</text:span></text:a><text:span text:style-name="T236">.</text:span></text:p>
          <text:p text:style-name="P75"><text:span text:style-name="T238">Licentie </text:span><text:span text:style-name="T236">C</text:span><text:span text:style-name="T237">C0</text:span><text:span text:style-name="T236"> 1.0 </text:span><text:span text:style-name="T23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3"><text:s/></text:span><text:span text:style-name="T23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4-05T14:19:02.109487554">05-04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19:01.966760386</dc:date>
    <meta:keyword>Installatie</meta:keyword>
    <meta:keyword>Checklist</meta:keyword>
    <meta:keyword>Linux</meta:keyword>
    <meta:editing-cycles>6980</meta:editing-cycles>
    <meta:editing-duration>P12DT11H50M22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75" meta:character-count="3350" meta:non-whitespace-character-count="2918"/>
    <meta:user-defined meta:name="Info 1"/>
    <meta:user-defined meta:name="Info 2"/>
    <meta:user-defined meta:name="Info 3"/>
    <meta:user-defined meta:name="Info 4"/>
  </office:meta>
</office:document-meta>
</file>